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cm" svg:height="5.5cm" svg:x="3cm" svg:y="3.7cm">
          <text:p text:style-name="P1">CPU</text:p>
          <text:p text:style-name="P1">(Structur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4cm" svg:height="3.4cm" svg:x="11.8cm" svg:y="8.6cm">
          <text:p text:style-name="P1">Memory</text:p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9cm" svg:height="4cm" svg:x="20.4cm" svg:y="3.9cm">
          <text:p text:style-name="P1">RAM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1" xml:id="id4" draw:id="id4" draw:layer="layout" svg:width="5.6cm" svg:height="3.3cm" svg:x="19.9cm" svg:y="10.5cm">
          <text:p text:style-name="P1">Grafikadapter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2" draw:text-style-name="P1" xml:id="id5" draw:id="id5" draw:layer="layout" svg:width="6.3cm" svg:height="2.8cm" svg:x="19cm" svg:y="16.4cm">
          <text:p text:style-name="P1">Tastatur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svg:x1="8.5cm" svg:y1="6.45cm" svg:x2="11.8cm" svg:y2="10.3cm" draw:start-shape="id1" draw:start-glue-point="1" draw:end-shape="id2" draw:end-glue-point="3" svg:d="m8500 6450h1651v3850h1649">
          <text:p/>
        </draw:connector>
        <draw:connector draw:style-name="gr3" draw:text-style-name="P1" draw:layer="layout" svg:x1="15.2cm" svg:y1="10.3cm" svg:x2="20.4cm" svg:y2="5.9cm" draw:start-shape="id2" draw:end-shape="id3" draw:end-glue-point="3" svg:d="m15200 10300h2601v-4400h2599">
          <text:p/>
        </draw:connector>
        <draw:connector draw:style-name="gr3" draw:text-style-name="P1" draw:layer="layout" svg:x1="15.2cm" svg:y1="10.3cm" svg:x2="19.9cm" svg:y2="12.15cm" draw:start-shape="id2" draw:start-glue-point="1" draw:end-shape="id4" svg:d="m15200 10300h2351v1850h2349">
          <text:p/>
        </draw:connector>
        <draw:connector draw:style-name="gr3" draw:text-style-name="P1" draw:layer="layout" svg:x1="15.2cm" svg:y1="10.3cm" svg:x2="19cm" svg:y2="17.8cm" draw:start-shape="id2" draw:start-glue-point="1" draw:end-shape="id5" draw:end-glue-point="5" svg:d="m15200 10300h1901v7500h1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nux Biolinum G'" style:font-style-name="Standard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09:50:44.70</meta:creation-date>
    <dc:date>2013-02-26T20:11:04</dc:date>
    <meta:editing-duration>P0D</meta:editing-duration>
    <meta:editing-cycles>2</meta:editing-cycles>
    <meta:generator>LibreOffice/3.5$MacOSX_x86 LibreOffice_project/e0fbe70-dcba98b-297ab39-994e618-0f858f0</meta:generator>
    <meta:document-statistic meta:object-count="9"/>
  </office:meta>
</office:document-meta>
</file>